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product-price-at-a-given-date/" text:style-name="Internet_20_link" text:visited-style-name="Visited_20_Internet_20_Link"><text:span text:style-name="T1">1164. Product Price at a Given Date</text:span></text:a></text:p>
      <text:section text:style-name="Sect1" text:name="headlessui-popover-button-:rr:">
        <text:p text:style-name="Standard"/>
      </text:section>
      <text:p text:style-name="P4">Medium</text:p>
      <text:p text:style-name="P4">538</text:p>
      <text:p text:style-name="P4">140</text:p>
      <text:section text:style-name="Sect1" text:name="headlessui-popover-button-:r10:">
        <text:p text:style-name="Standard"/>
      </text:section>
      <text:section text:style-name="Sect1" text:name="headlessui-popover-button-:r13:">
        <text:p text:style-name="Standard"/>
      </text:section>
      <text:p text:style-name="P4">Companies</text:p>
      <text:p text:style-name="P4">SQL Schema</text:p>
      <text:p text:style-name="Horizontal_20_Line"/>
      <text:p text:style-name="P5"><text:span text:style-name="T1">Table: </text:span><text:span text:style-name="Source_20_Text"><text:span text:style-name="T2">Products</text:span></text:span></text:p>
      <text:p text:style-name="P2">+---------------+---------+</text:p>
      <text:p text:style-name="P2">| Column Name <text:s text:c="2"/>| Type <text:s text:c="3"/>|</text:p>
      <text:p text:style-name="P2">+---------------+---------+</text:p>
      <text:p text:style-name="P2">| product_id <text:s text:c="3"/>| int <text:s text:c="4"/>|</text:p>
      <text:p text:style-name="P2">| new_price <text:s text:c="4"/>| int <text:s text:c="4"/>|</text:p>
      <text:p text:style-name="P2">| change_date <text:s text:c="2"/>| date <text:s text:c="3"/>|</text:p>
      <text:p text:style-name="P2">+---------------+---------+</text:p>
      <text:p text:style-name="P2">(product_id, change_date) is the primary key of this table.</text:p>
      <text:p text:style-name="P1">Each row of this table indicates that the price of some product was changed to a new price at some date.</text:p>
      <text:p text:style-name="P6"> </text:p>
      <text:p text:style-name="P5"><text:span text:style-name="T1">Write an SQL query to find the prices of all products on </text:span><text:span text:style-name="Source_20_Text"><text:span text:style-name="T2">2019-08-16</text:span></text:span><text:span text:style-name="T1">. Assume the price of all products before any change is </text:span><text:span text:style-name="Source_20_Text"><text:span text:style-name="T2">10</text:span></text:span><text:span text:style-name="T1">.</text:span></text:p>
      <text:p text:style-name="P5"><text:span text:style-name="T1">Return the result table in </text:span><text:span text:style-name="Strong_20_Emphasis"><text:span text:style-name="T1">any order</text:span></text:span><text:span text:style-name="T1">.</text:span></text:p>
      <text:p text:style-name="P6">The query result format is in the following example.</text:p>
      <text:p text:style-name="P6"> </text:p>
      <text:p text:style-name="P5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Products table:</text:p>
      <text:p text:style-name="P2">+------------+-----------+-------------+</text:p>
      <text:p text:style-name="P2">| product_id | new_price | change_date |</text:p>
      <text:p text:style-name="P2">+------------+-----------+-------------+</text:p>
      <text:p text:style-name="P2">| 1 <text:s text:c="9"/>| 20 <text:s text:c="7"/>| 2019-08-14 <text:s/>|</text:p>
      <text:p text:style-name="P2">| 2 <text:s text:c="9"/>| 50 <text:s text:c="7"/>| 2019-08-14 <text:s/>|</text:p>
      <text:p text:style-name="P2">| 1 <text:s text:c="9"/>| 30 <text:s text:c="7"/>| 2019-08-15 <text:s/>|</text:p>
      <text:p text:style-name="P2">| 1 <text:s text:c="9"/>| 35 <text:s text:c="7"/>| 2019-08-16 <text:s/>|</text:p>
      <text:p text:style-name="P2">| 2 <text:s text:c="9"/>| 65 <text:s text:c="7"/>| 2019-08-17 <text:s/>|</text:p>
      <text:p text:style-name="P2">| 3 <text:s text:c="9"/>| 20 <text:s text:c="7"/>| 2019-08-18 <text:s/>|</text:p>
      <text:p text:style-name="P2">+------------+-----------+-------------+</text:p>
      <text:p text:style-name="P3"><text:span text:style-name="Strong_20_Emphasis"><text:span text:style-name="T1">Output:</text:span></text:span><text:span text:style-name="T1"> </text:span></text:p>
      <text:p text:style-name="P2">+------------+-------+</text:p>
      <text:p text:style-name="P2">| product_id | price |</text:p>
      <text:p text:style-name="P2">+------------+-------+</text:p>
      <text:p text:style-name="P2">| 2 <text:s text:c="9"/>| 50 <text:s text:c="3"/>|</text:p>
      <text:p text:style-name="P2">| 1 <text:s text:c="9"/>| 35 <text:s text:c="3"/>|</text:p>
      <text:p text:style-name="P2">| 3 <text:s text:c="9"/>| 10 <text:s text:c="3"/>|</text:p>
      <text:p text:style-name="P1"><text:soft-page-break/>+------------+-------+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7T22:48:28.181000000</dc:date>
    <meta:editing-duration>PT10S</meta:editing-duration>
    <meta:editing-cycles>1</meta:editing-cycles>
    <meta:document-statistic meta:table-count="0" meta:image-count="0" meta:object-count="0" meta:page-count="2" meta:paragraph-count="42" meta:word-count="211" meta:character-count="1244" meta:non-whitespace-character-count="927"/>
    <meta:generator>LibreOffice/7.2.2.2$Windows_X86_64 LibreOffice_project/02b2acce88a210515b4a5bb2e46cbfb63fe97d56</meta:generator>
  </office:meta>
</office:document-meta>
</file>